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0258e3" officeooo:paragraph-rsid="000d8e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625116" officeooo:paragraph-rsid="000d8ec0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0258e3" officeooo:paragraph-rsid="000bd49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officeooo:rsid="000258e3" officeooo:paragraph-rsid="000bd49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0def97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16f19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0c4ef4" officeooo:paragraph-rsid="0023f964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1cabe" officeooo:paragraph-rsid="0011cab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8d0c0" officeooo:paragraph-rsid="0018d0c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a4b2a" officeooo:paragraph-rsid="001a4b2a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color="#ffffff" loext:opacity="100%" fo:font-size="14pt" fo:language="fr" fo:country="FR" style:text-underline-style="none" fo:font-weight="normal" officeooo:rsid="0039ad99" officeooo:paragraph-rsid="001a4b2a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color="#ffffff" loext:opacity="100%" fo:font-size="14pt" fo:language="fr" fo:country="FR" style:text-underline-style="none" fo:font-weight="normal" officeooo:rsid="0037f495" officeooo:paragraph-rsid="001a4b2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c4ef4" officeooo:paragraph-rsid="001a4b2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ffff" loext:opacity="100%" fo:font-size="13pt" fo:language="fr" fo:country="FR" fo:font-style="normal" style:text-underline-style="none" fo:font-weight="normal" officeooo:rsid="00116f19" officeooo:paragraph-rsid="00116f19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ffffff" loext:opacity="100%" style:text-line-through-style="none" style:text-line-through-type="none" fo:font-size="12pt" fo:language="fr" fo:country="FR" fo:font-style="normal" style:text-underline-style="none" fo:font-weight="normal" officeooo:rsid="0088e0df" officeooo:paragraph-rsid="001ad39d" style:text-blinking="fals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ffffff" loext:opacity="100%" style:text-line-through-style="none" style:text-line-through-type="none" fo:font-size="14pt" fo:language="fr" fo:country="FR" fo:font-style="normal" style:text-underline-style="none" fo:font-weight="normal" officeooo:rsid="0088e0df" officeooo:paragraph-rsid="001ad39d" style:text-blinking="fals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0def97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6f19" officeooo:paragraph-rsid="00116f1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1cab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4ca9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3e0fa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8d0c0" officeooo:paragraph-rsid="0018d0c0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a4b2a" officeooo:paragraph-rsid="001a4b2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173e11" officeooo:paragraph-rsid="00173e11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18d0c0" officeooo:paragraph-rsid="0018d0c0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1a4b2a" style:font-size-asian="12.25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text-properties style:use-window-font-color="true" loext:opacity="0%" fo:font-size="14pt" fo:language="fr" fo:country="FR" style:text-underline-style="none" fo:font-weight="normal" officeooo:rsid="0039ad99" officeooo:paragraph-rsid="001a4b2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fo:font-size="13pt" fo:language="fr" fo:country="FR" fo:font-style="normal" style:text-underline-style="none" fo:font-weight="normal" officeooo:rsid="0011cabe" officeooo:paragraph-rsid="0011cab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fo:font-size="14pt" fo:language="fr" fo:country="FR" fo:font-style="italic" style:text-underline-style="none" fo:font-weight="normal" officeooo:rsid="0088e0df" officeooo:paragraph-rsid="001ad39d" style:text-blinking="fals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23f964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language="fr" fo:country="FR" fo:font-style="normal" style:text-underline-style="none" fo:font-weight="normal" officeooo:rsid="000def97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0ede92" officeooo:paragraph-rsid="000ede92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6f19" officeooo:paragraph-rsid="00116f19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4">
      <style:paragraph-properties fo:text-align="start" style:justify-single-word="false" fo:break-before="page"/>
      <style:text-properties style:use-window-font-color="true" loext:opacity="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5">
      <style:paragraph-properties fo:text-align="start" style:justify-single-word="false" fo:break-before="page"/>
      <style:text-properties style:use-window-font-color="true" loext:opacity="0%" fo:font-size="14pt" fo:language="fr" fo:country="FR" fo:font-style="normal" style:text-underline-style="none" fo:font-weight="normal" officeooo:rsid="001a4b2a" officeooo:paragraph-rsid="001a4b2a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 style:list-style-name="L6">
      <style:paragraph-properties fo:text-align="start" style:justify-single-word="false"/>
      <style:text-properties style:use-window-font-color="true" loext:opacity="0%" style:text-line-through-style="none" style:text-line-through-type="none" fo:font-size="14pt" fo:language="fr" fo:country="FR" fo:font-style="normal" style:text-underline-style="none" fo:font-weight="normal" officeooo:rsid="001cb9cf" officeooo:paragraph-rsid="001cb9cf" style:text-blinking="false" style:font-size-asian="14pt" style:font-style-asian="normal" style:font-weight-asian="normal" style:font-size-complex="14pt" style:font-style-complex="normal" style:font-weight-complex="normal"/>
    </style:style>
    <style:style style:name="P40" style:family="paragraph">
      <loext:graphic-properties draw:fill-color="#cccccc"/>
    </style:style>
    <style:style style:name="P41" style:family="paragraph">
      <loext:graphic-properties draw:fill-color="#000000"/>
    </style:style>
    <style:style style:name="T1" style:family="text">
      <style:text-properties officeooo:rsid="0003ead1"/>
    </style:style>
    <style:style style:name="T2" style:family="text">
      <style:text-properties officeooo:rsid="000bd49a"/>
    </style:style>
    <style:style style:name="T3" style:family="text">
      <style:text-properties officeooo:rsid="00625116"/>
    </style:style>
    <style:style style:name="T4" style:family="text">
      <style:text-properties officeooo:rsid="002d9b94"/>
    </style:style>
    <style:style style:name="T5" style:family="text">
      <style:text-properties officeooo:rsid="000d8ec0"/>
    </style:style>
    <style:style style:name="T6" style:family="text">
      <style:text-properties officeooo:rsid="000fc2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e0fa" style:font-weight-asian="bold" style:font-weight-complex="bold"/>
    </style:style>
    <style:style style:name="T9" style:family="text">
      <style:text-properties fo:font-weight="bold" officeooo:rsid="0011cabe" style:font-weight-asian="bold" style:font-weight-complex="bold"/>
    </style:style>
    <style:style style:name="T10" style:family="text">
      <style:text-properties fo:color="#ffffff" loext:opacity="100%" fo:font-size="14pt" fo:language="fr" fo:country="FR" style:text-underline-style="none" fo:font-weight="normal" officeooo:rsid="000c4ef4" style:font-size-asian="14pt" style:font-weight-asian="normal" style:font-size-complex="14pt" style:font-weight-complex="normal"/>
    </style:style>
    <style:style style:name="T11" style:family="text">
      <style:text-properties officeooo:rsid="0014ca9a"/>
    </style:style>
    <style:style style:name="T12" style:family="text">
      <style:text-properties officeooo:rsid="0016a82f"/>
    </style:style>
    <style:style style:name="T13" style:family="text">
      <style:text-properties officeooo:rsid="001740f5"/>
    </style:style>
    <style:style style:name="T14" style:family="text">
      <style:text-properties officeooo:rsid="0039ad99"/>
    </style:style>
    <style:style style:name="T15" style:family="text">
      <style:text-properties officeooo:rsid="001b0868"/>
    </style:style>
    <style:style style:name="T16" style:family="text">
      <style:text-properties officeooo:rsid="001f2693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use-window-font-color="true" loext:opacity="0%" style:font-name="Liberation Serif" officeooo:rsid="0023f964" style:font-size-asian="14pt"/>
    </style:style>
    <style:style style:name="T19" style:family="text">
      <style:text-properties style:use-window-font-color="true" loext:opacity="0%" style:font-name="Liberation Serif" fo:font-size="14pt" fo:language="fr" fo:country="FR" fo:font-style="normal" style:text-underline-style="none" fo:font-weight="normal" officeooo:rsid="0023f96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style:font-size-asian="14pt" style:font-size-complex="14pt"/>
    </style:style>
    <style:style style:name="T21" style:family="text">
      <style:text-properties style:font-name="Liberation Serif" style:font-size-asian="14pt"/>
    </style:style>
    <style:style style:name="T22" style:family="text">
      <style:text-properties officeooo:rsid="0028399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5.613cm" fo:min-width="13.8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1.672cm" fo:min-width="16.6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0.852cm" fo:min-width="10.6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0.85cm" fo:min-width="12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cccccc" draw:textarea-horizontal-align="justify" draw:textarea-vertical-align="middle" draw:auto-grow-height="false" fo:min-height="4.962cm" fo:min-width="13.8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000000" draw:textarea-horizontal-align="justify" draw:textarea-vertical-align="middle" draw:auto-grow-height="false" fo:min-height="1cm" fo:min-width="10.5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cccccc" draw:textarea-horizontal-align="justify" draw:textarea-vertical-align="middle" draw:auto-grow-height="false" fo:min-height="3.251cm" fo:min-width="17.7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000000" draw:textarea-horizontal-align="justify" draw:textarea-vertical-align="middle" draw:auto-grow-height="false" fo:min-height="1.323cm" fo:min-width="16.6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000000" draw:textarea-horizontal-align="justify" draw:textarea-vertical-align="middle" draw:auto-grow-height="false" fo:min-height="2.736cm" fo:min-width="8.7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cccccc" draw:textarea-horizontal-align="justify" draw:textarea-vertical-align="middle" draw:auto-grow-height="false" fo:min-height="3.02cm" fo:min-width="17.7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ation <text:span text:style-name="T2">ROS Noetic</text:span></text:p>
      <text:p text:style-name="P4"/>
      <text:p text:style-name="P4"/>
      <text:p text:style-name="P1">Afin de réaliser cette installation, on se basera sur <text:span text:style-name="T3">un système d’exploitation </text:span>Ubuntu <text:span text:style-name="T4">20</text:span>.04 <text:span text:style-name="T3">natif </text:span><text:span text:style-name="T1">pour des raisons de compatibilité principalement.</text:span></text:p>
      <text:p text:style-name="P1"/>
      <text:p text:style-name="P2">Nous allons nous référer à la <text:a xlink:type="simple" xlink:href="https://wiki.ros.org/noetic/Installation/Ubuntu" text:style-name="Internet_20_link" text:visited-style-name="Visited_20_Internet_20_Link">documentation</text:a> <text:span text:style-name="T5">officielle.</text:span></text:p>
      <text:p text:style-name="P2"/>
      <text:p text:style-name="P2"/>
      <text:list xml:id="list1797713193" text:style-name="L1">
        <text:list-item>
          <text:p text:style-name="P33">Configurez vos dépôts Ubuntu pour permettre l'accès aux composants "restricted", "universe" et "multiverse".</text:p>
          <text:p text:style-name="P33"><draw:custom-shape text:anchor-type="paragraph" draw:z-index="1" draw:name="Shape 20" draw:style-name="gr9" draw:text-style-name="P41" svg:width="8.778cm" svg:height="2.737cm" svg:x="-0.092cm" svg:y="0.37cm"><text:p/><draw:enhanced-geometry svg:viewBox="0 0 21600 21600" draw:type="rectangle" draw:enhanced-path="M 0 0 L 21600 0 21600 21600 0 21600 0 0 Z N"/></draw:custom-shape></text:p>
        </text:list-item>
      </text:list>
      <text:p text:style-name="P5">sudo add-apt-repository restricted</text:p>
      <text:p text:style-name="P5">sudo add-apt-repository universe</text:p>
      <text:p text:style-name="P5">sudo add-apt-repository multiverse</text:p>
      <text:p text:style-name="P5">sudo apt update</text:p>
      <text:p text:style-name="P5"/>
      <text:p text:style-name="P18"/>
      <text:p text:style-name="P18"/>
      <text:list xml:id="list737980060" text:style-name="L2">
        <text:list-item>
          <text:p text:style-name="P34">Configuration de « sources.list » pour accepter les <text:span text:style-name="T6">logiciels </text:span>venant de packages.ros.org.</text:p>
        </text:list-item>
      </text:list>
      <text:p text:style-name="P18"><draw:custom-shape text:anchor-type="paragraph" draw:z-index="2" draw:name="Shape 1" draw:style-name="gr8" draw:text-style-name="P41" svg:width="16.61cm" svg:height="1.324cm" svg:x="-0.092cm" svg:y="0.513cm"><text:p/><draw:enhanced-geometry svg:viewBox="0 0 21600 21600" draw:type="rectangle" draw:enhanced-path="M 0 0 L 21600 0 21600 21600 0 21600 0 0 Z N"/></draw:custom-shape></text:p>
      <text:p text:style-name="P5">sudo sh -c 'echo "deb http://packages.ros.org/ros/ubuntu $(lsb_release -sc) main" \ &gt; <text:s/>/etc/apt/sources.list.d/ros-latest.list'</text:p>
      <text:p text:style-name="P5"/>
      <text:p text:style-name="P6"/>
      <text:list xml:id="list2791802966" text:style-name="L3">
        <text:list-item>
          <text:p text:style-name="P35">Configuration des clés</text:p>
        </text:list-item>
      </text:list>
      <text:p text:style-name="P19"><draw:custom-shape text:anchor-type="paragraph" draw:z-index="3" draw:name="Shape 2" draw:style-name="gr8" draw:text-style-name="P41" svg:width="16.61cm" svg:height="1.324cm" svg:x="-0.092cm" svg:y="0.513cm"><text:p/><draw:enhanced-geometry svg:viewBox="0 0 21600 21600" draw:type="rectangle" draw:enhanced-path="M 0 0 L 21600 0 21600 21600 0 21600 0 0 Z N"/></draw:custom-shape></text:p>
      <text:p text:style-name="P15">sudo apt install curl</text:p>
      <text:p text:style-name="P15">curl -s https://raw.githubusercontent.com/ros/rosdistro/master/ros.asc | sudo apt-key add -</text:p>
      <text:p text:style-name="P15"/>
      <text:p text:style-name="P30"/>
      <text:p text:style-name="P20"/>
      <text:p text:style-name="P21"/>
      <text:list xml:id="list3721548957" text:style-name="L4">
        <text:list-item>
          <text:p text:style-name="P36">Pour l’installation il y a 3 options possibles</text:p>
          <text:p text:style-name="P37"/>
        </text:list-item>
      </text:list>
      <text:p text:style-name="P23"><text:span text:style-name="T13">D’abord o</text:span>n met à jour <text:span text:style-name="T12">les paquets</text:span></text:p>
      <text:list xml:id="list152148369824361" text:continue-numbering="true" text:style-name="L4">
        <text:list-header>
          <text:p text:style-name="P37"><draw:custom-shape text:anchor-type="paragraph" draw:z-index="6" draw:name="Shape 5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  </text:list-header>
      </text:list>
      <text:p text:style-name="P9">sudo apt update</text:p>
      <text:p text:style-name="P9"/>
      <text:p text:style-name="P20"/>
      <text:p text:style-name="P22"><text:span text:style-name="T8">1) </text:span><text:span text:style-name="T7">Desktop-Full Install :</text:span></text:p>
      <text:p text:style-name="P22">Tout ce qui se trouve dans Desktop plus des simulateurs 2D/3D et des packages de perception 2D/3D.</text:p>
      <text:p text:style-name="P20"><draw:custom-shape text:anchor-type="paragraph" draw:z-index="4" draw:name="Shape 3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8">sudo apt install ros-noetic-desktop-full</text:p>
      <text:p text:style-name="P20"/>
      <text:p text:style-name="P20"/>
      <text:p text:style-name="P22"><text:span text:style-name="T8">2) </text:span><text:span text:style-name="T7">Desktop Install :</text:span></text:p>
      <text:p text:style-name="P22">Tout ce qui se trouve dans ROS-Base ainsi que des outils comme rqt et rviz.</text:p>
      <text:p text:style-name="P20"><draw:custom-shape text:anchor-type="paragraph" draw:z-index="5" draw:name="Shape 4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8">sudo apt install ros-noetic-desktop</text:p>
      <text:p text:style-name="P8"/>
      <text:p text:style-name="P20"/>
      <text:p text:style-name="P22"><text:span text:style-name="T8">3) </text:span><text:span text:style-name="T7">ROS-Base :</text:span></text:p>
      <text:p text:style-name="P22">Paquets ROS de base, bibliothèques de construction et de communication. Aucun outil GUI, <text:span text:style-name="T11">tout est dans le terminal.</text:span></text:p>
      <text:p text:style-name="P20"><draw:custom-shape text:anchor-type="paragraph" draw:z-index="7" draw:name="Shape 6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8">sudo apt install ros-noetic-ros-base</text:p>
      <text:p text:style-name="P8"/>
      <text:p text:style-name="P8"><draw:custom-shape text:anchor-type="paragraph" draw:z-index="8" draw:name="Forme 5" draw:style-name="gr7" draw:text-style-name="P40" svg:width="17.714cm" svg:height="3.252cm" svg:x="-0.291cm" svg:y="0.457cm"><text:p/><draw:enhanced-geometry svg:viewBox="0 0 21600 21600" draw:type="rectangle" draw:enhanced-path="M 0 0 L 21600 0 21600 21600 0 21600 0 0 Z N"/></draw:custom-shape></text:p>
      <text:p text:style-name="P26">Il est recommandé d’installer la version « <text:span text:style-name="T9">Desktop-Full Install » </text:span>pour éviter des problèmes de build pour le carla-ros-bridge, et avoir tous les paquets nécessaires.</text:p>
      <text:p text:style-name="P26"/>
      <text:p text:style-name="P26">De plus cette version contient aussi les deux autres, et son installation n’oblige en aucun cas d’utiliser l’interface graphique, qui reste néanmoins un atout.</text:p>
      <text:p text:style-name="P26"/>
      <text:p text:style-name="P26"><draw:custom-shape text:anchor-type="paragraph" draw:z-index="0" draw:name="Forme 1" draw:style-name="gr10" draw:text-style-name="P40" svg:width="17.714cm" svg:height="3.021cm" svg:x="-0.291cm" svg:y="0.457cm"><text:p/><draw:enhanced-geometry svg:viewBox="0 0 21600 21600" draw:type="rectangle" draw:enhanced-path="M 0 0 L 21600 0 21600 21600 0 21600 0 0 Z N"/></draw:custom-shape></text:p>
      <text:p text:style-name="P27">Si il manque un paquet, il est possible de l’installer de cette façon en modifiant simplement « PACKAGE » par celui souhaité.</text:p>
      <text:p text:style-name="P27"><draw:custom-shape text:anchor-type="paragraph" draw:z-index="9" draw:name="Shape 7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10">sudo apt install ros-noetic-PACKAGE</text:p>
      <text:p text:style-name="P10"/>
      <text:p text:style-name="P10"/>
      <text:p text:style-name="P24"/>
      <text:list xml:id="list1697423056" text:style-name="L5">
        <text:list-item>
          <text:p text:style-name="P38">Configuration de l’environnement</text:p>
        </text:list-item>
      </text:list>
      <text:p text:style-name="P25"><draw:custom-shape text:anchor-type="paragraph" draw:z-index="10" draw:name="Shape 8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11">source /opt/ros/noetic/setup.bash</text:p>
      <text:p text:style-name="P11"/>
      <text:p text:style-name="P11"/>
      <text:p text:style-name="P29"><draw:custom-shape text:anchor-type="paragraph" draw:z-index="11" draw:name="Forme 2" draw:style-name="gr5" draw:text-style-name="P40" svg:width="13.9cm" svg:height="4.963cm" svg:x="-0.231cm" svg:y="0.407cm"><text:p/><draw:enhanced-geometry svg:viewBox="0 0 21600 21600" draw:type="rectangle" draw:enhanced-path="M 0 0 L 21600 0 21600 21600 0 21600 0 0 Z N"/></draw:custom-shape></text:p>
      <text:p text:style-name="P28">Il est recommandé d’ajouter cette ligne à la fin du fichier <text:span text:style-name="T7">~/.bashrc <text:line-break/></text:span>pour ne pas avoir à configurer l’environnement à chaque fois.</text:p>
      <text:p text:style-name="P12"><draw:custom-shape text:anchor-type="paragraph" draw:z-index="12" draw:name="Shape 9" draw:style-name="gr4" draw:text-style-name="P41" svg:width="12.965cm" svg:height="0.851cm" svg:x="-0.125cm" svg:y="0.448cm"><text:p/><draw:enhanced-geometry svg:viewBox="0 0 21600 21600" draw:type="rectangle" draw:enhanced-path="M 0 0 L 21600 0 21600 21600 0 21600 0 0 Z N"/></draw:custom-shape></text:p>
      <text:p text:style-name="P13"><text:span text:style-name="T14">echo "</text:span><text:span text:style-name="T22">source </text:span>/opt/ros/noetic/setup.bash" &gt;&gt; <text:span text:style-name="T14">~/.bashrc</text:span></text:p>
      <text:p text:style-name="P13"/>
      <text:p text:style-name="P31">Appliquez les modifications (ou relancez un terminal)</text:p>
      <text:p text:style-name="P17"><draw:custom-shape text:anchor-type="paragraph" draw:z-index="13" draw:name="Shape 16" draw:style-name="gr3" draw:text-style-name="P41" svg:width="10.678cm" svg:height="0.853cm" svg:x="-0.086cm" svg:y="-0.078cm"><text:p/><draw:enhanced-geometry svg:viewBox="0 0 21600 21600" draw:mirror-horizontal="false" draw:mirror-vertical="false" draw:type="rectangle" draw:enhanced-path="M 0 0 L 21600 0 21600 21600 0 21600 0 0 Z N"/></draw:custom-shape>source ~/.bashrc</text:p>
      <text:p text:style-name="P17"/>
      <text:p text:style-name="P16"/>
      <text:list xml:id="list3458301370" text:style-name="L6">
        <text:list-item>
          <text:p text:style-name="P39">Dépendances nécessaires pour le build de paquets notamment carla-ros-bridge<text:line-break/><text:span text:style-name="T17"> </text:span></text:p>
        </text:list-item>
      </text:list>
      <text:p text:style-name="P17"><draw:custom-shape text:anchor-type="paragraph" draw:z-index="14" draw:name="Shape 10" draw:style-name="gr2" draw:text-style-name="P41" svg:width="16.662cm" svg:height="1.673cm" svg:x="-0.092cm" svg:y="-0.136cm"><text:p/><draw:enhanced-geometry svg:viewBox="0 0 21600 21600" draw:mirror-horizontal="false" draw:mirror-vertical="false" draw:type="rectangle" draw:enhanced-path="M 0 0 L 21600 0 21600 21600 0 21600 0 0 Z N"/></draw:custom-shape>sudo apt install <text:span text:style-name="T15">python3-rosdep2 </text:span>python3-rosinstall python3-rosinstall-generator <text:span text:style-name="T16">\ p</text:span>ython3-wstool build-essential</text:p>
      <text:p text:style-name="P14"><text:span text:style-name="Source_20_Text"><text:span text:style-name="T10"/></text:span></text:p>
      <text:p text:style-name="P7"><text:span text:style-name="Source_20_Text"><text:span text:style-name="T18"/></text:span></text:p>
      <text:p text:style-name="P7"><draw:custom-shape text:anchor-type="paragraph" draw:z-index="15" draw:name="Forme 3" draw:style-name="gr1" draw:text-style-name="P40" svg:width="13.9cm" svg:height="5.613cm" svg:x="-0.231cm" svg:y="0.407cm"><text:p/><draw:enhanced-geometry svg:viewBox="0 0 21600 21600" draw:type="rectangle" draw:enhanced-path="M 0 0 L 21600 0 21600 21600 0 21600 0 0 Z N"/></draw:custom-shape><text:span text:style-name="Source_20_Text"><text:span text:style-name="T18"/></text:span></text:p>
      <text:p text:style-name="P7"><text:span text:style-name="Source_20_Text"><text:span text:style-name="T18">Pour installer carla-ros-bridge, consultez la documentation suivante :</text:span></text:span></text:p>
      <text:p text:style-name="P7"/>
      <text:p text:style-name="P32"><text:span text:style-name="Source_20_Text"><text:span text:style-name="T19">→ </text:span></text:span><text:a xlink:type="simple" xlink:href="https://github.com/Gabrieleirbag1/Stage-2024/blob/main/Documents/Procédures%20d'installation/Installation%20carla-ros-bridge%20Ubuntu%2020.04.pdf" text:style-name="Internet_20_link" text:visited-style-name="Visited_20_Internet_20_Link"><text:span text:style-name="Source_20_Text"><text:span text:style-name="T20">Installation carla-ros-bridge Ubuntu 20.04</text:span></text:span></text:a></text:p>
      <text:p text:style-name="P32"><text:span text:style-name="Source_20_Text"><text:span text:style-name="T19"><text:s/></text:span></text:span></text:p>
      <text:p text:style-name="P32"><text:span text:style-name="Source_20_Text"><text:span text:style-name="T19">→ </text:span></text:span><text:a xlink:type="simple" xlink:href="https://github.com/Gabrieleirbag1/Stage-2024/blob/main/Documents/Procédures%20d'installation/Installation%20de%20carla-ros-bridge%20via%20Docker.pdf" text:style-name="Internet_20_link" text:visited-style-name="Visited_20_Internet_20_Link"><text:span text:style-name="Source_20_Text"><text:span text:style-name="T20">Installation de carla-ros-bridge via Docker</text:span></text:span></text:a></text:p>
      <text:p text:style-name="P32"><text:span text:style-name="Source_20_Text"><text:span text:style-name="T19"><text:s/></text:span></text:span></text:p>
      <text:p text:style-name="P7"><text:span text:style-name="Source_20_Text"><text:span text:style-name="T18">→ </text:span></text:span><text:a xlink:type="simple" xlink:href="https://carla.readthedocs.io/projects/ros-bridge/en/latest/ros_installation_ros1/" text:style-name="Internet_20_link" text:visited-style-name="Visited_20_Internet_20_Link"><text:span text:style-name="Source_20_Text"><text:span text:style-name="T21">Documentation officielle</text:span></text:span></text:a></text:p>
      <text:p text:style-name="P7"><text:span text:style-name="Source_20_Text"><text:span text:style-name="T18"><text:s/></text:span></text:span></text:p>
      <text:p text:style-name="P32"><text:span text:style-name="Source_20_Text"><text:span text:style-name="T19">→ </text:span></text:span><text:a xlink:type="simple" xlink:href="https://github.com/carla-simulator/ros-bridge" text:style-name="Internet_20_link" text:visited-style-name="Visited_20_Internet_20_Link"><text:span text:style-name="Source_20_Text"><text:span text:style-name="T20">Github officiel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3:09:07.325010645</meta:creation-date>
    <meta:generator>LibreOffice/7.3.7.2$Linux_X86_64 LibreOffice_project/30$Build-2</meta:generator>
    <dc:date>2024-04-29T15:21:47.601886883</dc:date>
    <meta:editing-duration>PT57M17S</meta:editing-duration>
    <meta:editing-cycles>28</meta:editing-cycles>
    <meta:document-statistic meta:table-count="0" meta:image-count="0" meta:object-count="0" meta:page-count="3" meta:paragraph-count="48" meta:word-count="355" meta:character-count="2557" meta:non-whitespace-character-count="2246"/>
  </office:meta>
</office:document-meta>
</file>